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403B87750889687D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396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1.63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431in" table:align="left"/>
    </style:style>
    <style:style style:name="Table2.A" style:family="table-column">
      <style:table-column-properties style:column-width="1.609in"/>
    </style:style>
    <style:style style:name="Table2.B" style:family="table-column">
      <style:table-column-properties style:column-width="1.43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264in" table:align="left"/>
    </style:style>
    <style:style style:name="Table3.A" style:family="table-column">
      <style:table-column-properties style:column-width="1.2007in"/>
    </style:style>
    <style:style style:name="Table3.B" style:family="table-column">
      <style:table-column-properties style:column-width="1.92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9924in" table:align="left"/>
    </style:style>
    <style:style style:name="Table4.A" style:family="table-column">
      <style:table-column-properties style:column-width="0.7924in"/>
    </style:style>
    <style:style style:name="Table4.B" style:family="table-column">
      <style:table-column-properties style:column-width="1.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8354in" table:align="left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3.234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5882in" table:align="left"/>
    </style:style>
    <style:style style:name="Table6.A" style:family="table-column">
      <style:table-column-properties style:column-width="0.2924in"/>
    </style:style>
    <style:style style:name="Table6.B" style:family="table-column">
      <style:table-column-properties style:column-width="2.295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8083in" table:align="left"/>
    </style:style>
    <style:style style:name="Table7.A" style:family="table-column">
      <style:table-column-properties style:column-width="2.3007in"/>
    </style:style>
    <style:style style:name="Table7.B" style:family="table-column">
      <style:table-column-properties style:column-width="1.507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966in" table:align="left"/>
    </style:style>
    <style:style style:name="Table8.A" style:family="table-column">
      <style:table-column-properties style:column-width="1.9007in"/>
    </style:style>
    <style:style style:name="Table8.B" style:family="table-column">
      <style:table-column-properties style:column-width="2.065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8264in" table:align="left"/>
    </style:style>
    <style:style style:name="Table9.A" style:family="table-column">
      <style:table-column-properties style:column-width="2.209in"/>
    </style:style>
    <style:style style:name="Table9.B" style:family="table-column">
      <style:table-column-properties style:column-width="1.6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0021in" table:align="left"/>
    </style:style>
    <style:style style:name="Table10.A" style:family="table-column">
      <style:table-column-properties style:column-width="2.0049in"/>
    </style:style>
    <style:style style:name="Table10.B" style:family="table-column">
      <style:table-column-properties style:column-width="2.9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0833in" table:align="left"/>
    </style:style>
    <style:style style:name="Table11.A" style:family="table-column">
      <style:table-column-properties style:column-width="1.0924in"/>
    </style:style>
    <style:style style:name="Table11.B" style:family="table-column">
      <style:table-column-properties style:column-width="3.99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1.8958in"/>
    </style:style>
    <style:style style:name="Table12.B" style:family="table-column">
      <style:table-column-properties style:column-width="4.79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028in" table:align="left"/>
    </style:style>
    <style:style style:name="Table13.A" style:family="table-column">
      <style:table-column-properties style:column-width="0.6924in"/>
    </style:style>
    <style:style style:name="Table13.B" style:family="table-column">
      <style:table-column-properties style:column-width="5.910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2521in" table:align="left"/>
    </style:style>
    <style:style style:name="Table14.A" style:family="table-column">
      <style:table-column-properties style:column-width="0.2924in"/>
    </style:style>
    <style:style style:name="Table14.B" style:family="table-column">
      <style:table-column-properties style:column-width="1.9597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h scripting <text:span text:style-name="Emphasis">cheatsheet</text:span></text:h>
      <text:section text:style-name="Sect1" text:name="codefund">
        <text:p text:style-name="Text_20_body"/>
        <text:section text:style-name="Sect1" text:name="cf">
          <text:p text:style-name="P2">Proudly sponsored by</text:p>
          <text:p text:style-name="P2"><text:a xlink:type="simple" xlink:href="https://codefund.app/impressions/797f4e7e-f6e5-4aec-9e78-4af3b27c5930/click?campaign_id=655&amp;creative_id=214&amp;property_id=51&amp;template=centered&amp;theme=light" office:target-frame-name="_blank" xlink:show="new" text:style-name="Internet_20_link" text:visited-style-name="Visited_20_Internet_20_Link"><text:span text:style-name="Strong_20_Emphasis">Daily 2.0</text:span></text:a><text:a xlink:type="simple" xlink:href="https://codefund.app/impressions/797f4e7e-f6e5-4aec-9e78-4af3b27c5930/click?campaign_id=655&amp;creative_id=214&amp;property_id=51&amp;template=centered&amp;theme=light" office:target-frame-name="_blank" xlink:show="new" text:style-name="Internet_20_link" text:visited-style-name="Visited_20_Internet_20_Link"> We′ve just launched a new version of the most popular dev news curator </text:a><text:a xlink:type="simple" xlink:href="https://codefund.app/invite/lN4RA92tcuA" office:target-frame-name="_blank" xlink:show="new" text:style-name="Internet_20_link" text:visited-style-name="Visited_20_Internet_20_Link"><text:span text:style-name="Emphasis">ethical</text:span></text:a><text:a xlink:type="simple" xlink:href="https://codefund.app/invite/lN4RA92tcuA" office:target-frame-name="_blank" xlink:show="new" text:style-name="Internet_20_link" text:visited-style-name="Visited_20_Internet_20_Link"> ad by CodeFund </text:a><draw:a xlink:type="simple" xlink:href="https://codefund.app/invite/lN4RA92tcuA" office:target-frame-name="_blank" xlink:show="new"><draw:frame draw:style-name="fr1" draw:name="Image1" text:anchor-type="as-char" svg:width="0.0311in" svg:height="0.0311in" draw:z-index="0"><draw:image xlink:href="Pictures/100002000000000100000001403B87750889687D.gif" xlink:type="simple" xlink:show="embed" xlink:actuate="onLoad" loext:mime-type="image/gif"/></draw:frame></draw:a><text:a xlink:type="simple" xlink:href="https://codefund.app/invite/lN4RA92tcuA" office:target-frame-name="_blank" xlink:show="new" text:style-name="Internet_20_link" text:visited-style-name="Visited_20_Internet_20_Link"><text:s/></text:a></text:p>
        </text:section>
      </text:section>
      <text:h text:style-name="Heading_20_3" text:outline-level="3"><text:bookmark text:name="example"/>Example</text:h>
      <text:p text:style-name="Preformatted_20_Text"><text:span text:style-name="Source_20_Text">#!/usr/bin/env bash</text:span></text:p>
      <text:p text:style-name="Preformatted_20_Text"/>
      <text:p text:style-name="Preformatted_20_Text"><text:span text:style-name="Source_20_Text">NAME="John"</text:span></text:p>
      <text:p text:style-name="P4"><text:span text:style-name="Source_20_Text">echo "Hello $NAME!"</text:span></text:p>
      <text:h text:style-name="Heading_20_3" text:outline-level="3"><text:bookmark text:name="variables"/>Variables</text:h>
      <text:p text:style-name="Preformatted_20_Text"><text:span text:style-name="Source_20_Text">NAME="John"</text:span></text:p>
      <text:p text:style-name="Preformatted_20_Text"><text:span text:style-name="Source_20_Text">echo $NAME</text:span></text:p>
      <text:p text:style-name="Preformatted_20_Text"><text:span text:style-name="Source_20_Text">echo "$NAME"</text:span></text:p>
      <text:p text:style-name="P4"><text:span text:style-name="Source_20_Text">echo "${NAME}!"</text:span></text:p>
      <text:h text:style-name="Heading_20_3" text:outline-level="3"><text:bookmark text:name="string-quotes"/>String quotes</text:h>
      <text:p text:style-name="Preformatted_20_Text"><text:span text:style-name="Source_20_Text">NAME="John"</text:span></text:p>
      <text:p text:style-name="Preformatted_20_Text"><text:span text:style-name="Source_20_Text">echo "Hi $NAME" <text:s/>#=&gt; Hi John</text:span></text:p>
      <text:p text:style-name="P4"><text:span text:style-name="Source_20_Text">echo 'Hi $NAME' <text:s/>#=&gt; Hi $NAME</text:span></text:p>
      <text:h text:style-name="Heading_20_3" text:outline-level="3"><text:bookmark text:name="shell-execution"/>Shell execution</text:h>
      <text:p text:style-name="Preformatted_20_Text"><text:span text:style-name="Source_20_Text">echo "I'm in $(pwd)"</text:span></text:p>
      <text:p text:style-name="Preformatted_20_Text"><text:span text:style-name="Source_20_Text">echo "I'm in `pwd`"</text:span></text:p>
      <text:p text:style-name="P4"><text:span text:style-name="Source_20_Text"># Same</text:span></text:p>
      <text:p text:style-name="Text_20_body">See <text:a xlink:type="simple" xlink:href="http://wiki.bash-hackers.org/syntax/expansion/cmdsubst" text:style-name="Internet_20_link" text:visited-style-name="Visited_20_Internet_20_Link">Command substitution</text:a></text:p>
      <text:h text:style-name="Heading_20_3" text:outline-level="3"><text:bookmark text:name="conditional-execution"/>Conditional execution</text:h>
      <text:p text:style-name="Preformatted_20_Text"><text:span text:style-name="Source_20_Text">git commit &amp;&amp; git push</text:span></text:p>
      <text:p text:style-name="P4"><text:span text:style-name="Source_20_Text">git commit || echo "Commit failed"</text:span></text:p>
      <text:h text:style-name="Heading_20_3" text:outline-level="3"><text:bookmark text:name="functions-example"/>Functions</text:h>
      <text:p text:style-name="Preformatted_20_Text"><text:span text:style-name="Source_20_Text">get_name() {</text:span></text:p>
      <text:p text:style-name="Preformatted_20_Text"><text:span text:style-name="Source_20_Text"><text:s text:c="2"/>echo "John"</text:span></text:p>
      <text:p text:style-name="Preformatted_20_Text"><text:span text:style-name="Source_20_Text">}</text:span></text:p>
      <text:p text:style-name="Preformatted_20_Text"/>
      <text:p text:style-name="P4"><text:span text:style-name="Source_20_Text">echo "You are $(get_name)"</text:span></text:p>
      <text:p text:style-name="Text_20_body">See: <text:a xlink:type="simple" xlink:href="https://devhints.io/bash#functions" text:style-name="Internet_20_link" text:visited-style-name="Visited_20_Internet_20_Link">Functions</text:a></text:p>
      <text:h text:style-name="Heading_20_3" text:outline-level="3"><text:bookmark text:name="conditionals-example"/>Conditionals</text:h>
      <text:p text:style-name="Preformatted_20_Text"><text:span text:style-name="Source_20_Text">if [[ -z "$string" ]]; then</text:span></text:p>
      <text:p text:style-name="Preformatted_20_Text"><text:span text:style-name="Source_20_Text"><text:s text:c="2"/>echo "String is empty"</text:span></text:p>
      <text:p text:style-name="Preformatted_20_Text"><text:span text:style-name="Source_20_Text">elif [[ -n "$string" ]]; then</text:span></text:p>
      <text:p text:style-name="Preformatted_20_Text"><text:soft-page-break/><text:span text:style-name="Source_20_Text"><text:s text:c="2"/>echo "String is not empty"</text:span></text:p>
      <text:p text:style-name="P4"><text:span text:style-name="Source_20_Text">fi</text:span></text:p>
      <text:p text:style-name="Text_20_body">See: <text:a xlink:type="simple" xlink:href="https://devhints.io/bash#conditionals" text:style-name="Internet_20_link" text:visited-style-name="Visited_20_Internet_20_Link">Conditionals</text:a></text:p>
      <text:h text:style-name="Heading_20_3" text:outline-level="3"><text:bookmark text:name="strict-mode"/>Strict mode</text:h>
      <text:p text:style-name="Preformatted_20_Text"><text:span text:style-name="Source_20_Text">set -euo pipefail</text:span></text:p>
      <text:p text:style-name="P4"><text:span text:style-name="Source_20_Text">IFS=$'\n\t'</text:span></text:p>
      <text:p text:style-name="Text_20_body">See: <text:a xlink:type="simple" xlink:href="http://redsymbol.net/articles/unofficial-bash-strict-mode/" text:style-name="Internet_20_link" text:visited-style-name="Visited_20_Internet_20_Link">Unofficial bash strict mode</text:a></text:p>
      <text:h text:style-name="Heading_20_3" text:outline-level="3"><text:bookmark text:name="brace-expansion"/>Brace expansion</text:h>
      <text:p text:style-name="P4"><text:span text:style-name="Source_20_Text">echo {A,B}.j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ource_20_Text">{A,B}</text:span></text:p>
          </table:table-cell>
          <table:table-cell table:style-name="Table1.A1" office:value-type="string">
            <text:p text:style-name="Table_20_Contents">Same as <text:span text:style-name="Source_20_Text">A 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{A,B}.js</text:span></text:p>
          </table:table-cell>
          <table:table-cell table:style-name="Table1.A1" office:value-type="string">
            <text:p text:style-name="Table_20_Contents">Same as <text:span text:style-name="Source_20_Text">A.js B.js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{1..5}</text:span></text:p>
          </table:table-cell>
          <table:table-cell table:style-name="Table1.A1" office:value-type="string">
            <text:p text:style-name="Table_20_Contents">Same as <text:span text:style-name="Source_20_Text">1 2 3 4 5</text:span></text:p>
          </table:table-cell>
        </table:table-row>
      </table:table>
      <text:p text:style-name="Text_20_body">See: <text:a xlink:type="simple" xlink:href="http://wiki.bash-hackers.org/syntax/expansion/brace" text:style-name="Internet_20_link" text:visited-style-name="Visited_20_Internet_20_Link">Brace expansion</text:a></text:p>
      <text:h text:style-name="Heading_20_2" text:outline-level="2"><text:bookmark text:name="parameter-expansions"/><text:a xlink:type="simple" xlink:href="https://devhints.io/bash#parameter-expansions" text:style-name="Internet_20_link" text:visited-style-name="Visited_20_Internet_20_Link">#</text:a>Parameter expansions</text:h>
      <text:h text:style-name="Heading_20_3" text:outline-level="3"><text:bookmark text:name="basics"/>Basics</text:h>
      <text:p text:style-name="Preformatted_20_Text"><text:span text:style-name="Source_20_Text">name="John"</text:span></text:p>
      <text:p text:style-name="Preformatted_20_Text"><text:span text:style-name="Source_20_Text">echo ${name}</text:span></text:p>
      <text:p text:style-name="Preformatted_20_Text"><text:span text:style-name="Source_20_Text">echo ${name/J/j} <text:s text:c="3"/>#=&gt; "john" (substitution)</text:span></text:p>
      <text:p text:style-name="Preformatted_20_Text"><text:span text:style-name="Source_20_Text">echo ${name:0:2} <text:s text:c="3"/>#=&gt; "Jo" (slicing)</text:span></text:p>
      <text:p text:style-name="Preformatted_20_Text"><text:span text:style-name="Source_20_Text">echo ${name::2} <text:s text:c="4"/>#=&gt; "Jo" (slicing)</text:span></text:p>
      <text:p text:style-name="Preformatted_20_Text"><text:span text:style-name="Source_20_Text">echo ${name::-1} <text:s text:c="3"/>#=&gt; "Joh" (slicing)</text:span></text:p>
      <text:p text:style-name="Preformatted_20_Text"><text:span text:style-name="Source_20_Text">echo ${name:(-1)} <text:s text:c="2"/>#=&gt; "n" (slicing from right)</text:span></text:p>
      <text:p text:style-name="Preformatted_20_Text"><text:span text:style-name="Source_20_Text">echo ${name:(-2):1} #=&gt; "h" (slicing from right)</text:span></text:p>
      <text:p text:style-name="P4"><text:span text:style-name="Source_20_Text">echo ${food:-Cake} <text:s/>#=&gt; $food or "Cake"</text:span></text:p>
      <text:p text:style-name="Preformatted_20_Text"><text:span text:style-name="Source_20_Text">length=2</text:span></text:p>
      <text:p text:style-name="P4"><text:span text:style-name="Source_20_Text">echo ${name:0:length} <text:s/>#=&gt; "Jo"</text:span></text:p>
      <text:p text:style-name="Text_20_body">See: <text:a xlink:type="simple" xlink:href="http://wiki.bash-hackers.org/syntax/pe" text:style-name="Internet_20_link" text:visited-style-name="Visited_20_Internet_20_Link">Parameter expansion</text:a></text:p>
      <text:p text:style-name="Preformatted_20_Text"><text:span text:style-name="Source_20_Text">STR="/path/to/foo.cpp"</text:span></text:p>
      <text:p text:style-name="Preformatted_20_Text"><text:span text:style-name="Source_20_Text">echo ${STR%.cpp} <text:s text:c="3"/># /path/to/foo</text:span></text:p>
      <text:p text:style-name="Preformatted_20_Text"><text:span text:style-name="Source_20_Text">echo ${STR%.cpp}.o <text:s/># /path/to/foo.o</text:span></text:p>
      <text:p text:style-name="Preformatted_20_Text"/>
      <text:p text:style-name="Preformatted_20_Text"><text:span text:style-name="Source_20_Text">echo ${STR##*.} <text:s text:c="4"/># cpp (extension)</text:span></text:p>
      <text:p text:style-name="Preformatted_20_Text"><text:span text:style-name="Source_20_Text">echo ${STR##*/} <text:s text:c="4"/># foo.cpp (basepath)</text:span></text:p>
      <text:p text:style-name="Preformatted_20_Text"/>
      <text:p text:style-name="Preformatted_20_Text"><text:span text:style-name="Source_20_Text">echo ${STR#*/} <text:s text:c="5"/># path/to/foo.cpp</text:span></text:p>
      <text:p text:style-name="Preformatted_20_Text"><text:span text:style-name="Source_20_Text">echo ${STR##*/} <text:s text:c="4"/># foo.cpp</text:span></text:p>
      <text:p text:style-name="Preformatted_20_Text"/>
      <text:p text:style-name="P4"><text:span text:style-name="Source_20_Text">echo ${STR/foo/bar} # /path/to/bar.cpp</text:span></text:p>
      <text:p text:style-name="Preformatted_20_Text"><text:span text:style-name="Source_20_Text">STR="Hello world"</text:span></text:p>
      <text:p text:style-name="Preformatted_20_Text"><text:span text:style-name="Source_20_Text">echo ${STR:6:5} <text:s text:c="2"/># "world"</text:span></text:p>
      <text:p text:style-name="P4"><text:span text:style-name="Source_20_Text">echo ${STR:-5:5} <text:s/># "world"</text:span></text:p>
      <text:p text:style-name="Preformatted_20_Text"><text:span text:style-name="Source_20_Text">SRC="/path/to/foo.cpp"</text:span></text:p>
      <text:p text:style-name="Preformatted_20_Text"><text:soft-page-break/><text:span text:style-name="Source_20_Text">BASE=${SRC##*/} <text:s text:c="2"/>#=&gt; "foo.cpp" (basepath)</text:span></text:p>
      <text:p text:style-name="P4"><text:span text:style-name="Source_20_Text">DIR=${SRC%$BASE} <text:s/>#=&gt; "/path/to/" (dirpath)</text:span></text:p>
      <text:h text:style-name="Heading_20_3" text:outline-level="3"><text:bookmark text:name="substitution"/>Substitut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${FOO%suffix}</text:span></text:p>
          </table:table-cell>
          <table:table-cell table:style-name="Table2.A1" office:value-type="string">
            <text:p text:style-name="Table_20_Contents">Remove suffix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#prefix}</text:span></text:p>
          </table:table-cell>
          <table:table-cell table:style-name="Table2.A1" office:value-type="string">
            <text:p text:style-name="Table_20_Contents">Remove prefix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%%suffix}</text:span></text:p>
          </table:table-cell>
          <table:table-cell table:style-name="Table2.A1" office:value-type="string">
            <text:p text:style-name="Table_20_Contents">Remove long suffix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##prefix}</text:span></text:p>
          </table:table-cell>
          <table:table-cell table:style-name="Table2.A1" office:value-type="string">
            <text:p text:style-name="Table_20_Contents">Remove long prefix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/from/to}</text:span></text:p>
          </table:table-cell>
          <table:table-cell table:style-name="Table2.A1" office:value-type="string">
            <text:p text:style-name="Table_20_Contents">Replace first match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//from/to}</text:span></text:p>
          </table:table-cell>
          <table:table-cell table:style-name="Table2.A1" office:value-type="string">
            <text:p text:style-name="Table_20_Contents">Replace all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/%from/to}</text:span></text:p>
          </table:table-cell>
          <table:table-cell table:style-name="Table2.A1" office:value-type="string">
            <text:p text:style-name="Table_20_Contents">Replace suffix</text:p>
          </table:table-cell>
        </table:table-row>
        <table:table-row>
          <table:table-cell table:style-name="Table2.A1" office:value-type="string">
            <text:p text:style-name="Table_20_Contents"><text:span text:style-name="Source_20_Text">${FOO/#from/to}</text:span></text:p>
          </table:table-cell>
          <table:table-cell table:style-name="Table2.A1" office:value-type="string">
            <text:p text:style-name="Table_20_Contents">Replace prefix</text:p>
          </table:table-cell>
        </table:table-row>
      </table:table>
      <text:h text:style-name="Heading_20_3" text:outline-level="3"><text:bookmark text:name="comments"/>Comments</text:h>
      <text:p text:style-name="P4"><text:span text:style-name="Source_20_Text"># Single line comment</text:span></text:p>
      <text:p text:style-name="Preformatted_20_Text"><text:span text:style-name="Source_20_Text">: '</text:span></text:p>
      <text:p text:style-name="Preformatted_20_Text"><text:span text:style-name="Source_20_Text">This is a</text:span></text:p>
      <text:p text:style-name="Preformatted_20_Text"><text:span text:style-name="Source_20_Text">multi line</text:span></text:p>
      <text:p text:style-name="Preformatted_20_Text"><text:span text:style-name="Source_20_Text">comment</text:span></text:p>
      <text:p text:style-name="P4"><text:span text:style-name="Source_20_Text">'</text:span></text:p>
      <text:h text:style-name="Heading_20_3" text:outline-level="3"><text:bookmark text:name="substrings"/>Substring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${FOO:0:3}</text:span></text:p>
          </table:table-cell>
          <table:table-cell table:style-name="Table3.A1" office:value-type="string">
            <text:p text:style-name="Table_20_Contents">Substring <text:span text:style-name="Emphasis">(position, length)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${FOO:-3:3}</text:span></text:p>
          </table:table-cell>
          <table:table-cell table:style-name="Table3.A1" office:value-type="string">
            <text:p text:style-name="Table_20_Contents">Substring from the right</text:p>
          </table:table-cell>
        </table:table-row>
      </table:table>
      <text:h text:style-name="Heading_20_3" text:outline-level="3"><text:bookmark text:name="length"/>Length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ource_20_Text">${#FOO}</text:span></text:p>
          </table:table-cell>
          <table:table-cell table:style-name="Table4.A1" office:value-type="string">
            <text:p text:style-name="Table_20_Contents">Length of <text:span text:style-name="Source_20_Text">$FOO</text:span></text:p>
          </table:table-cell>
        </table:table-row>
      </table:table>
      <text:h text:style-name="Heading_20_3" text:outline-level="3"><text:bookmark text:name="manipulation"/>Manipulation</text:h>
      <text:p text:style-name="Preformatted_20_Text"><text:span text:style-name="Source_20_Text">STR="HELLO WORLD!"</text:span></text:p>
      <text:p text:style-name="Preformatted_20_Text"><text:span text:style-name="Source_20_Text">echo ${STR,} <text:s text:c="2"/>#=&gt; "hELLO WORLD!" (lowercase 1st letter)</text:span></text:p>
      <text:p text:style-name="Preformatted_20_Text"><text:span text:style-name="Source_20_Text">echo ${STR,,} <text:s/>#=&gt; "hello world!" (all lowercase)</text:span></text:p>
      <text:p text:style-name="Preformatted_20_Text"/>
      <text:p text:style-name="Preformatted_20_Text"><text:span text:style-name="Source_20_Text">STR="hello world!"</text:span></text:p>
      <text:p text:style-name="Preformatted_20_Text"><text:span text:style-name="Source_20_Text">echo ${STR^} <text:s text:c="2"/>#=&gt; "Hello world!" (uppercase 1st letter)</text:span></text:p>
      <text:p text:style-name="P4"><text:span text:style-name="Source_20_Text">echo ${STR^^} <text:s/>#=&gt; "HELLO WORLD!" (all uppercase)</text:span></text:p>
      <text:h text:style-name="Heading_20_3" text:outline-level="3"><text:bookmark text:name="default-values"/>Default valu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Source_20_Text">${FOO:-val}</text:span></text:p>
          </table:table-cell>
          <table:table-cell table:style-name="Table5.A1" office:value-type="string">
            <text:p text:style-name="Table_20_Contents"><text:span text:style-name="Source_20_Text">$FOO</text:span>, or <text:span text:style-name="Source_20_Text">val</text:span> if not set</text:p>
          </table:table-cell>
        </table:table-row>
        <table:table-row>
          <table:table-cell table:style-name="Table5.A1" office:value-type="string">
            <text:p text:style-name="Table_20_Contents"><text:span text:style-name="Source_20_Text">${FOO:=val}</text:span></text:p>
          </table:table-cell>
          <table:table-cell table:style-name="Table5.A1" office:value-type="string">
            <text:p text:style-name="Table_20_Contents">Set <text:span text:style-name="Source_20_Text">$FOO</text:span> to <text:span text:style-name="Source_20_Text">val</text:span> if not set</text:p>
          </table:table-cell>
        </table:table-row>
        <table:table-row>
          <table:table-cell table:style-name="Table5.A1" office:value-type="string">
            <text:p text:style-name="Table_20_Contents"><text:span text:style-name="Source_20_Text">${FOO:+val}</text:span></text:p>
          </table:table-cell>
          <table:table-cell table:style-name="Table5.A1" office:value-type="string">
            <text:p text:style-name="Table_20_Contents"><text:span text:style-name="Source_20_Text">val</text:span> if <text:span text:style-name="Source_20_Text">$FOO</text:span> is set</text:p>
          </table:table-cell>
        </table:table-row>
        <table:table-row>
          <table:table-cell table:style-name="Table5.A1" office:value-type="string">
            <text:p text:style-name="Table_20_Contents"><text:span text:style-name="Source_20_Text">${FOO:?message}</text:span></text:p>
          </table:table-cell>
          <table:table-cell table:style-name="Table5.A1" office:value-type="string">
            <text:p text:style-name="Table_20_Contents">Show error message and exit if <text:span text:style-name="Source_20_Text">$FOO</text:span> is not set</text:p>
          </table:table-cell>
        </table:table-row>
      </table:table>
      <text:p text:style-name="Text_20_body">The <text:span text:style-name="Source_20_Text">:</text:span> is optional (eg, <text:span text:style-name="Source_20_Text">${FOO=word}</text:span> works)</text:p>
      <text:h text:style-name="Heading_20_2" text:outline-level="2"><text:bookmark text:name="loops"/><text:soft-page-break/><text:a xlink:type="simple" xlink:href="https://devhints.io/bash#loops" text:style-name="Internet_20_link" text:visited-style-name="Visited_20_Internet_20_Link">#</text:a>Loops</text:h>
      <text:h text:style-name="Heading_20_3" text:outline-level="3"><text:bookmark text:name="basic-for-loop"/>Basic for loop</text:h>
      <text:p text:style-name="Preformatted_20_Text"><text:span text:style-name="Source_20_Text">for i in /etc/rc.*; do</text:span></text:p>
      <text:p text:style-name="Preformatted_20_Text"><text:span text:style-name="Source_20_Text"><text:s text:c="2"/>echo $i</text:span></text:p>
      <text:p text:style-name="P4"><text:span text:style-name="Source_20_Text">done</text:span></text:p>
      <text:h text:style-name="Heading_20_3" text:outline-level="3"><text:bookmark text:name="c-like-for-loop"/>C-like for loop</text:h>
      <text:p text:style-name="Preformatted_20_Text"><text:span text:style-name="Source_20_Text">for ((i = 0 ; i &lt; 100 ; i++)); do</text:span></text:p>
      <text:p text:style-name="Preformatted_20_Text"><text:span text:style-name="Source_20_Text"><text:s text:c="2"/>echo $i</text:span></text:p>
      <text:p text:style-name="P4"><text:span text:style-name="Source_20_Text">done</text:span></text:p>
      <text:h text:style-name="Heading_20_3" text:outline-level="3"><text:bookmark text:name="ranges"/>Ranges</text:h>
      <text:p text:style-name="Preformatted_20_Text"><text:span text:style-name="Source_20_Text">for i in {1..5}; do</text:span></text:p>
      <text:p text:style-name="Preformatted_20_Text"><text:span text:style-name="Source_20_Text"><text:s text:c="4"/>echo "Welcome $i"</text:span></text:p>
      <text:p text:style-name="P4"><text:span text:style-name="Source_20_Text">done</text:span></text:p>
      <text:h text:style-name="Heading_20_4" text:outline-level="4"><text:bookmark text:name="with-step-size"/>With step size</text:h>
      <text:p text:style-name="Preformatted_20_Text"><text:span text:style-name="Source_20_Text">for i in {5..50..5}; do</text:span></text:p>
      <text:p text:style-name="Preformatted_20_Text"><text:span text:style-name="Source_20_Text"><text:s text:c="4"/>echo "Welcome $i"</text:span></text:p>
      <text:p text:style-name="P4"><text:span text:style-name="Source_20_Text">done</text:span></text:p>
      <text:h text:style-name="Heading_20_3" text:outline-level="3"><text:bookmark text:name="reading-lines"/>Reading lines</text:h>
      <text:p text:style-name="Preformatted_20_Text"><text:span text:style-name="Source_20_Text">&lt; file.txt | while read line; do</text:span></text:p>
      <text:p text:style-name="Preformatted_20_Text"><text:span text:style-name="Source_20_Text"><text:s text:c="2"/>echo $line</text:span></text:p>
      <text:p text:style-name="P4"><text:span text:style-name="Source_20_Text">done</text:span></text:p>
      <text:h text:style-name="Heading_20_3" text:outline-level="3"><text:bookmark text:name="forever"/>Forever</text:h>
      <text:p text:style-name="Preformatted_20_Text"><text:span text:style-name="Source_20_Text">while true; do</text:span></text:p>
      <text:p text:style-name="Preformatted_20_Text"><text:span text:style-name="Source_20_Text"><text:s text:c="2"/>···</text:span></text:p>
      <text:p text:style-name="P4"><text:span text:style-name="Source_20_Text">done</text:span></text:p>
      <text:h text:style-name="Heading_20_2" text:outline-level="2"><text:bookmark text:name="functions"/><text:a xlink:type="simple" xlink:href="https://devhints.io/bash#functions" text:style-name="Internet_20_link" text:visited-style-name="Visited_20_Internet_20_Link">#</text:a>Functions</text:h>
      <text:h text:style-name="Heading_20_3" text:outline-level="3"><text:bookmark text:name="defining-functions"/>Defining functions</text:h>
      <text:p text:style-name="Preformatted_20_Text"><text:span text:style-name="Source_20_Text">myfunc() {</text:span></text:p>
      <text:p text:style-name="Preformatted_20_Text"><text:span text:style-name="Source_20_Text"><text:s text:c="4"/>echo "hello $1"</text:span></text:p>
      <text:p text:style-name="P4"><text:span text:style-name="Source_20_Text">}</text:span></text:p>
      <text:p text:style-name="Preformatted_20_Text"><text:span text:style-name="Source_20_Text"># Same as above (alternate syntax)</text:span></text:p>
      <text:p text:style-name="Preformatted_20_Text"><text:span text:style-name="Source_20_Text">function myfunc() {</text:span></text:p>
      <text:p text:style-name="Preformatted_20_Text"><text:span text:style-name="Source_20_Text"><text:s text:c="4"/>echo "hello $1"</text:span></text:p>
      <text:p text:style-name="P4"><text:span text:style-name="Source_20_Text">}</text:span></text:p>
      <text:p text:style-name="P4"><text:span text:style-name="Source_20_Text">myfunc "John"</text:span></text:p>
      <text:h text:style-name="Heading_20_3" text:outline-level="3"><text:bookmark text:name="returning-values"/>Returning values</text:h>
      <text:p text:style-name="Preformatted_20_Text"><text:span text:style-name="Source_20_Text">myfunc() {</text:span></text:p>
      <text:p text:style-name="Preformatted_20_Text"><text:soft-page-break/><text:span text:style-name="Source_20_Text"><text:s text:c="4"/>local myresult='some value'</text:span></text:p>
      <text:p text:style-name="Preformatted_20_Text"><text:span text:style-name="Source_20_Text"><text:s text:c="4"/>echo $myresult</text:span></text:p>
      <text:p text:style-name="P4"><text:span text:style-name="Source_20_Text">}</text:span></text:p>
      <text:p text:style-name="P4"><text:span text:style-name="Source_20_Text">result="$(myfunc)"</text:span></text:p>
      <text:h text:style-name="Heading_20_3" text:outline-level="3"><text:bookmark text:name="raising-errors"/>Raising errors</text:h>
      <text:p text:style-name="Preformatted_20_Text"><text:span text:style-name="Source_20_Text">myfunc() {</text:span></text:p>
      <text:p text:style-name="Preformatted_20_Text"><text:span text:style-name="Source_20_Text"><text:s text:c="2"/>return 1</text:span></text:p>
      <text:p text:style-name="P4"><text:span text:style-name="Source_20_Text">}</text:span></text:p>
      <text:p text:style-name="Preformatted_20_Text"><text:span text:style-name="Source_20_Text">if myfunc; then</text:span></text:p>
      <text:p text:style-name="Preformatted_20_Text"><text:span text:style-name="Source_20_Text"><text:s text:c="2"/>echo "success"</text:span></text:p>
      <text:p text:style-name="Preformatted_20_Text"><text:span text:style-name="Source_20_Text">else</text:span></text:p>
      <text:p text:style-name="Preformatted_20_Text"><text:span text:style-name="Source_20_Text"><text:s text:c="2"/>echo "failure"</text:span></text:p>
      <text:p text:style-name="P4"><text:span text:style-name="Source_20_Text">fi</text:span></text:p>
      <text:h text:style-name="Heading_20_3" text:outline-level="3"><text:bookmark text:name="arguments"/>Argument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Source_20_Text">$#</text:span></text:p>
          </table:table-cell>
          <table:table-cell table:style-name="Table6.A1" office:value-type="string">
            <text:p text:style-name="Table_20_Contents">Number of arguments</text:p>
          </table:table-cell>
        </table:table-row>
        <table:table-row>
          <table:table-cell table:style-name="Table6.A1" office:value-type="string">
            <text:p text:style-name="Table_20_Contents"><text:span text:style-name="Source_20_Text">$*</text:span></text:p>
          </table:table-cell>
          <table:table-cell table:style-name="Table6.A1" office:value-type="string">
            <text:p text:style-name="Table_20_Contents">All arguments</text:p>
          </table:table-cell>
        </table:table-row>
        <table:table-row>
          <table:table-cell table:style-name="Table6.A1" office:value-type="string">
            <text:p text:style-name="Table_20_Contents"><text:span text:style-name="Source_20_Text">$@</text:span></text:p>
          </table:table-cell>
          <table:table-cell table:style-name="Table6.A1" office:value-type="string">
            <text:p text:style-name="Table_20_Contents">All arguments, starting from first</text:p>
          </table:table-cell>
        </table:table-row>
        <table:table-row>
          <table:table-cell table:style-name="Table6.A1" office:value-type="string">
            <text:p text:style-name="Table_20_Contents"><text:span text:style-name="Source_20_Text">$1</text:span></text:p>
          </table:table-cell>
          <table:table-cell table:style-name="Table6.A1" office:value-type="string">
            <text:p text:style-name="Table_20_Contents">First argument</text:p>
          </table:table-cell>
        </table:table-row>
      </table:table>
      <text:p text:style-name="Text_20_body">See <text:a xlink:type="simple" xlink:href="http://wiki.bash-hackers.org/syntax/shellvars#special_parameters_and_shell_variables" text:style-name="Internet_20_link" text:visited-style-name="Visited_20_Internet_20_Link">Special parameters</text:a>.</text:p>
      <text:h text:style-name="Heading_20_2" text:outline-level="2"><text:bookmark text:name="conditionals"/><text:a xlink:type="simple" xlink:href="https://devhints.io/bash#conditionals" text:style-name="Internet_20_link" text:visited-style-name="Visited_20_Internet_20_Link">#</text:a>Conditionals</text:h>
      <text:h text:style-name="Heading_20_3" text:outline-level="3"><text:bookmark text:name="conditions"/>Conditions</text:h>
      <text:p text:style-name="Text_20_body">Note that <text:span text:style-name="Source_20_Text">[[</text:span> is actually a command/program that returns either <text:span text:style-name="Source_20_Text">0</text:span> (true) or <text:span text:style-name="Source_20_Text">1</text:span> (false). Any program that obeys the same logic (like all base utils, such as <text:span text:style-name="Source_20_Text">grep(1)</text:span> or <text:span text:style-name="Source_20_Text">ping(1)</text:span>) can be used as condition, see exampl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Source_20_Text">[[ -z STRING ]]</text:span></text:p>
          </table:table-cell>
          <table:table-cell table:style-name="Table7.A1" office:value-type="string">
            <text:p text:style-name="Table_20_Contents">Empty string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-n STRING ]]</text:span></text:p>
          </table:table-cell>
          <table:table-cell table:style-name="Table7.A1" office:value-type="string">
            <text:p text:style-name="Table_20_Contents">Not empty string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STRING == STRING ]]</text:span></text:p>
          </table:table-cell>
          <table:table-cell table:style-name="Table7.A1" office:value-type="string">
            <text:p text:style-name="Table_20_Contents">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STRING != STRING ]]</text:span></text:p>
          </table:table-cell>
          <table:table-cell table:style-name="Table7.A1" office:value-type="string">
            <text:p text:style-name="Table_20_Contents">Not 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eq NUM ]]</text:span></text:p>
          </table:table-cell>
          <table:table-cell table:style-name="Table7.A1" office:value-type="string">
            <text:p text:style-name="Table_20_Contents">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ne NUM ]]</text:span></text:p>
          </table:table-cell>
          <table:table-cell table:style-name="Table7.A1" office:value-type="string">
            <text:p text:style-name="Table_20_Contents">Not 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lt NUM ]]</text:span></text:p>
          </table:table-cell>
          <table:table-cell table:style-name="Table7.A1" office:value-type="string">
            <text:p text:style-name="Table_20_Contents">Less than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le NUM ]]</text:span></text:p>
          </table:table-cell>
          <table:table-cell table:style-name="Table7.A1" office:value-type="string">
            <text:p text:style-name="Table_20_Contents">Less than or 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gt NUM ]]</text:span></text:p>
          </table:table-cell>
          <table:table-cell table:style-name="Table7.A1" office:value-type="string">
            <text:p text:style-name="Table_20_Contents">Greater than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NUM -ge NUM ]]</text:span></text:p>
          </table:table-cell>
          <table:table-cell table:style-name="Table7.A1" office:value-type="string">
            <text:p text:style-name="Table_20_Contents">Greater than or equal</text:p>
          </table:table-cell>
        </table:table-row>
        <table:table-row>
          <table:table-cell table:style-name="Table7.A1" office:value-type="string">
            <text:p text:style-name="Table_20_Contents"><text:span text:style-name="Source_20_Text">[[ STRING =~ STRING ]]</text:span></text:p>
          </table:table-cell>
          <table:table-cell table:style-name="Table7.A1" office:value-type="string">
            <text:p text:style-name="Table_20_Contents">Regexp</text:p>
          </table:table-cell>
        </table:table-row>
        <table:table-row>
          <table:table-cell table:style-name="Table7.A1" office:value-type="string">
            <text:p text:style-name="Table_20_Contents"><text:span text:style-name="Source_20_Text">(( NUM &lt; NUM ))</text:span></text:p>
          </table:table-cell>
          <table:table-cell table:style-name="Table7.A1" office:value-type="string">
            <text:p text:style-name="Table_20_Contents">Numeric condition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Source_20_Text">[[ -o noclobber ]]</text:span></text:p>
          </table:table-cell>
          <table:table-cell table:style-name="Table8.A1" office:value-type="string">
            <text:p text:style-name="Table_20_Contents">If OPTIONNAME is enabled</text:p>
          </table:table-cell>
        </table:table-row>
        <table:table-row>
          <table:table-cell table:style-name="Table8.A1" office:value-type="string">
            <text:p text:style-name="Table_20_Contents"><text:span text:style-name="Source_20_Text">[[ ! EXPR ]]</text:span></text:p>
          </table:table-cell>
          <table:table-cell table:style-name="Table8.A1" office:value-type="string">
            <text:p text:style-name="Table_20_Contents">Not</text:p>
          </table:table-cell>
        </table:table-row>
        <table:table-row>
          <table:table-cell table:style-name="Table8.A1" office:value-type="string">
            <text:p text:style-name="Table_20_Contents"><text:span text:style-name="Source_20_Text">[[ X ]] &amp;&amp; [[ Y ]]</text:span></text:p>
          </table:table-cell>
          <table:table-cell table:style-name="Table8.A1" office:value-type="string">
            <text:p text:style-name="Table_20_Contents">And</text:p>
          </table:table-cell>
        </table:table-row>
        <table:table-row>
          <table:table-cell table:style-name="Table8.A1" office:value-type="string">
            <text:p text:style-name="Table_20_Contents"><text:span text:style-name="Source_20_Text">[[ X ]] || [[ Y ]]</text:span></text:p>
          </table:table-cell>
          <table:table-cell table:style-name="Table8.A1" office:value-type="string">
            <text:p text:style-name="Table_20_Contents">Or</text:p>
          </table:table-cell>
        </table:table-row>
      </table:table>
      <text:h text:style-name="Heading_20_3" text:outline-level="3"><text:bookmark text:name="file-conditions"/><text:soft-page-break/>File condition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text:span text:style-name="Source_20_Text">[[ -e FILE ]]</text:span></text:p>
          </table:table-cell>
          <table:table-cell table:style-name="Table9.A1" office:value-type="string">
            <text:p text:style-name="Table_20_Contents">Exists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r FILE ]]</text:span></text:p>
          </table:table-cell>
          <table:table-cell table:style-name="Table9.A1" office:value-type="string">
            <text:p text:style-name="Table_20_Contents">Readab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h FILE ]]</text:span></text:p>
          </table:table-cell>
          <table:table-cell table:style-name="Table9.A1" office:value-type="string">
            <text:p text:style-name="Table_20_Contents">Symlink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d FILE ]]</text:span></text:p>
          </table:table-cell>
          <table:table-cell table:style-name="Table9.A1" office:value-type="string">
            <text:p text:style-name="Table_20_Contents">Directory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w FILE ]]</text:span></text:p>
          </table:table-cell>
          <table:table-cell table:style-name="Table9.A1" office:value-type="string">
            <text:p text:style-name="Table_20_Contents">Writab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s FILE ]]</text:span></text:p>
          </table:table-cell>
          <table:table-cell table:style-name="Table9.A1" office:value-type="string">
            <text:p text:style-name="Table_20_Contents">Size is &gt; 0 byt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f FILE ]]</text:span></text:p>
          </table:table-cell>
          <table:table-cell table:style-name="Table9.A1" office:value-type="string">
            <text:p text:style-name="Table_20_Contents">Fi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-x FILE ]]</text:span></text:p>
          </table:table-cell>
          <table:table-cell table:style-name="Table9.A1" office:value-type="string">
            <text:p text:style-name="Table_20_Contents">Executab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FILE1 -nt FILE2 ]]</text:span></text:p>
          </table:table-cell>
          <table:table-cell table:style-name="Table9.A1" office:value-type="string">
            <text:p text:style-name="Table_20_Contents">1 is more recent than 2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FILE1 -ot FILE2 ]]</text:span></text:p>
          </table:table-cell>
          <table:table-cell table:style-name="Table9.A1" office:value-type="string">
            <text:p text:style-name="Table_20_Contents">2 is more recent than 1</text:p>
          </table:table-cell>
        </table:table-row>
        <table:table-row>
          <table:table-cell table:style-name="Table9.A1" office:value-type="string">
            <text:p text:style-name="Table_20_Contents"><text:span text:style-name="Source_20_Text">[[ FILE1 -ef FILE2 ]]</text:span></text:p>
          </table:table-cell>
          <table:table-cell table:style-name="Table9.A1" office:value-type="string">
            <text:p text:style-name="Table_20_Contents">Same files</text:p>
          </table:table-cell>
        </table:table-row>
      </table:table>
      <text:h text:style-name="Heading_20_3" text:outline-level="3"><text:bookmark text:name="example-1"/>Example</text:h>
      <text:p text:style-name="Preformatted_20_Text"><text:span text:style-name="Source_20_Text"># String</text:span></text:p>
      <text:p text:style-name="Preformatted_20_Text"><text:span text:style-name="Source_20_Text">if [[ -z "$string" ]]; then</text:span></text:p>
      <text:p text:style-name="Preformatted_20_Text"><text:span text:style-name="Source_20_Text"><text:s text:c="2"/>echo "String is empty"</text:span></text:p>
      <text:p text:style-name="Preformatted_20_Text"><text:span text:style-name="Source_20_Text">elif [[ -n "$string" ]]; then</text:span></text:p>
      <text:p text:style-name="Preformatted_20_Text"><text:span text:style-name="Source_20_Text"><text:s text:c="2"/>echo "String is not empty"</text:span></text:p>
      <text:p text:style-name="P4"><text:span text:style-name="Source_20_Text">fi</text:span></text:p>
      <text:p text:style-name="Preformatted_20_Text"><text:span text:style-name="Source_20_Text"># Combinations</text:span></text:p>
      <text:p text:style-name="Preformatted_20_Text"><text:span text:style-name="Source_20_Text">if [[ X ]] &amp;&amp; [[ Y ]]; then</text:span></text:p>
      <text:p text:style-name="Preformatted_20_Text"><text:span text:style-name="Source_20_Text"><text:s text:c="2"/>...</text:span></text:p>
      <text:p text:style-name="P4"><text:span text:style-name="Source_20_Text">fi</text:span></text:p>
      <text:p text:style-name="Preformatted_20_Text"><text:span text:style-name="Source_20_Text"># Equal</text:span></text:p>
      <text:p text:style-name="P4"><text:span text:style-name="Source_20_Text">if [[ "$A" == "$B" ]]</text:span></text:p>
      <text:p text:style-name="Preformatted_20_Text"><text:span text:style-name="Source_20_Text"># Regex</text:span></text:p>
      <text:p text:style-name="P4"><text:span text:style-name="Source_20_Text">if [[ "A" =~ "." ]]</text:span></text:p>
      <text:p text:style-name="Preformatted_20_Text"><text:span text:style-name="Source_20_Text">if (( $a &lt; $b )); then</text:span></text:p>
      <text:p text:style-name="Preformatted_20_Text"><text:span text:style-name="Source_20_Text"><text:s text:c="3"/>echo "$a is smaller than $b"</text:span></text:p>
      <text:p text:style-name="P4"><text:span text:style-name="Source_20_Text">fi</text:span></text:p>
      <text:p text:style-name="Preformatted_20_Text"><text:span text:style-name="Source_20_Text">if [[ -e "file.txt" ]]; then</text:span></text:p>
      <text:p text:style-name="Preformatted_20_Text"><text:span text:style-name="Source_20_Text"><text:s text:c="2"/>echo "file exists"</text:span></text:p>
      <text:p text:style-name="P4"><text:span text:style-name="Source_20_Text">fi</text:span></text:p>
      <text:h text:style-name="Heading_20_2" text:outline-level="2"><text:bookmark text:name="arrays"/><text:a xlink:type="simple" xlink:href="https://devhints.io/bash#arrays" text:style-name="Internet_20_link" text:visited-style-name="Visited_20_Internet_20_Link">#</text:a>Arrays</text:h>
      <text:h text:style-name="Heading_20_3" text:outline-level="3"><text:bookmark text:name="defining-arrays"/>Defining arrays</text:h>
      <text:p text:style-name="P4"><text:span text:style-name="Source_20_Text">Fruits=('Apple' 'Banana' 'Orange')</text:span></text:p>
      <text:p text:style-name="Preformatted_20_Text"><text:span text:style-name="Source_20_Text">Fruits[0]="Apple"</text:span></text:p>
      <text:p text:style-name="Preformatted_20_Text"><text:span text:style-name="Source_20_Text">Fruits[1]="Banana"</text:span></text:p>
      <text:p text:style-name="P4"><text:span text:style-name="Source_20_Text">Fruits[2]="Orange"</text:span></text:p>
      <text:h text:style-name="Heading_20_3" text:outline-level="3"><text:bookmark text:name="working-with-arrays"/>Working with arrays</text:h>
      <text:p text:style-name="Preformatted_20_Text"><text:span text:style-name="Source_20_Text">echo ${Fruits[0]} <text:s text:c="10"/># Element #0</text:span></text:p>
      <text:p text:style-name="Preformatted_20_Text"><text:soft-page-break/><text:span text:style-name="Source_20_Text">echo ${Fruits[@]} <text:s text:c="10"/># All elements, space-separated</text:span></text:p>
      <text:p text:style-name="Preformatted_20_Text"><text:span text:style-name="Source_20_Text">echo ${#Fruits[@]} <text:s text:c="9"/># Number of elements</text:span></text:p>
      <text:p text:style-name="Preformatted_20_Text"><text:span text:style-name="Source_20_Text">echo ${#Fruits} <text:s text:c="12"/># String length of the 1st element</text:span></text:p>
      <text:p text:style-name="Preformatted_20_Text"><text:span text:style-name="Source_20_Text">echo ${#Fruits[3]} <text:s text:c="9"/># String length of the Nth element</text:span></text:p>
      <text:p text:style-name="P4"><text:span text:style-name="Source_20_Text">echo ${Fruits[@]:3:2} <text:s text:c="6"/># Range (from position 3, length 2)</text:span></text:p>
      <text:h text:style-name="Heading_20_3" text:outline-level="3"><text:bookmark text:name="operations"/>Operations</text:h>
      <text:p text:style-name="Preformatted_20_Text"><text:span text:style-name="Source_20_Text">Fruits=("${Fruits[@]}" "Watermelon") <text:s text:c="3"/># Push</text:span></text:p>
      <text:p text:style-name="Preformatted_20_Text"><text:span text:style-name="Source_20_Text">Fruits+=('Watermelon') <text:s text:c="17"/># Also Push</text:span></text:p>
      <text:p text:style-name="Preformatted_20_Text"><text:span text:style-name="Source_20_Text">Fruits=( ${Fruits[@]/Ap*/} ) <text:s text:c="11"/># Remove by regex match</text:span></text:p>
      <text:p text:style-name="Preformatted_20_Text"><text:span text:style-name="Source_20_Text">unset Fruits[2] <text:s text:c="24"/># Remove one item</text:span></text:p>
      <text:p text:style-name="Preformatted_20_Text"><text:span text:style-name="Source_20_Text">Fruits=("${Fruits[@]}") <text:s text:c="16"/># Duplicate</text:span></text:p>
      <text:p text:style-name="Preformatted_20_Text"><text:span text:style-name="Source_20_Text">Fruits=("${Fruits[@]}" "${Veggies[@]}") # Concatenate</text:span></text:p>
      <text:p text:style-name="P4"><text:span text:style-name="Source_20_Text">lines=(`cat "logfile"`) <text:s text:c="16"/># Read from file</text:span></text:p>
      <text:h text:style-name="Heading_20_3" text:outline-level="3"><text:bookmark text:name="iteration"/>Iteration</text:h>
      <text:p text:style-name="Preformatted_20_Text"><text:span text:style-name="Source_20_Text">for i in "${arrayName[@]}"; do</text:span></text:p>
      <text:p text:style-name="Preformatted_20_Text"><text:span text:style-name="Source_20_Text"><text:s text:c="2"/>echo $i</text:span></text:p>
      <text:p text:style-name="P4"><text:span text:style-name="Source_20_Text">done</text:span></text:p>
      <text:h text:style-name="Heading_20_2" text:outline-level="2"><text:bookmark text:name="dictionaries"/><text:a xlink:type="simple" xlink:href="https://devhints.io/bash#dictionaries" text:style-name="Internet_20_link" text:visited-style-name="Visited_20_Internet_20_Link">#</text:a>Dictionaries</text:h>
      <text:h text:style-name="Heading_20_3" text:outline-level="3"><text:bookmark text:name="defining"/>Defining</text:h>
      <text:p text:style-name="P4"><text:span text:style-name="Source_20_Text">declare -A sounds</text:span></text:p>
      <text:p text:style-name="Preformatted_20_Text"><text:span text:style-name="Source_20_Text">sounds[dog]="bark"</text:span></text:p>
      <text:p text:style-name="Preformatted_20_Text"><text:span text:style-name="Source_20_Text">sounds[cow]="moo"</text:span></text:p>
      <text:p text:style-name="Preformatted_20_Text"><text:span text:style-name="Source_20_Text">sounds[bird]="tweet"</text:span></text:p>
      <text:p text:style-name="P4"><text:span text:style-name="Source_20_Text">sounds[wolf]="howl"</text:span></text:p>
      <text:p text:style-name="Text_20_body">Declares <text:span text:style-name="Source_20_Text">sound</text:span> as a Dictionary object (aka associative array).</text:p>
      <text:h text:style-name="Heading_20_3" text:outline-level="3"><text:bookmark text:name="working-with-dictionaries"/>Working with dictionaries</text:h>
      <text:p text:style-name="Preformatted_20_Text"><text:span text:style-name="Source_20_Text">echo ${sounds[dog]} # Dog's sound</text:span></text:p>
      <text:p text:style-name="Preformatted_20_Text"><text:span text:style-name="Source_20_Text">echo ${sounds[@]} <text:s text:c="2"/># All values</text:span></text:p>
      <text:p text:style-name="Preformatted_20_Text"><text:span text:style-name="Source_20_Text">echo ${!sounds[@]} <text:s/># All keys</text:span></text:p>
      <text:p text:style-name="Preformatted_20_Text"><text:span text:style-name="Source_20_Text">echo ${#sounds[@]} <text:s/># Number of elements</text:span></text:p>
      <text:p text:style-name="P4"><text:span text:style-name="Source_20_Text">unset sounds[dog] <text:s text:c="2"/># Delete dog</text:span></text:p>
      <text:h text:style-name="Heading_20_3" text:outline-level="3"><text:bookmark text:name="iteration-1"/>Iteration</text:h>
      <text:h text:style-name="Heading_20_4" text:outline-level="4"><text:bookmark text:name="iterate-over-values"/>Iterate over values</text:h>
      <text:p text:style-name="Preformatted_20_Text"><text:span text:style-name="Source_20_Text">for val in "${sounds[@]}"; do</text:span></text:p>
      <text:p text:style-name="Preformatted_20_Text"><text:span text:style-name="Source_20_Text"><text:s text:c="2"/>echo $val</text:span></text:p>
      <text:p text:style-name="P4"><text:span text:style-name="Source_20_Text">done</text:span></text:p>
      <text:h text:style-name="Heading_20_4" text:outline-level="4"><text:bookmark text:name="iterate-over-keys"/>Iterate over keys</text:h>
      <text:p text:style-name="Preformatted_20_Text"><text:span text:style-name="Source_20_Text">for key in "${!sounds[@]}"; do</text:span></text:p>
      <text:p text:style-name="Preformatted_20_Text"><text:span text:style-name="Source_20_Text"><text:s text:c="2"/>echo $key</text:span></text:p>
      <text:p text:style-name="P4"><text:span text:style-name="Source_20_Text">done</text:span></text:p>
      <text:h text:style-name="Heading_20_2" text:outline-level="2"><text:bookmark text:name="options"/><text:soft-page-break/><text:a xlink:type="simple" xlink:href="https://devhints.io/bash#options" text:style-name="Internet_20_link" text:visited-style-name="Visited_20_Internet_20_Link">#</text:a>Options</text:h>
      <text:h text:style-name="Heading_20_3" text:outline-level="3"><text:bookmark text:name="options-1"/>Options</text:h>
      <text:p text:style-name="Preformatted_20_Text"><text:span text:style-name="Source_20_Text">set -o noclobber <text:s/># Avoid overlay files (echo "hi" &gt; foo)</text:span></text:p>
      <text:p text:style-name="Preformatted_20_Text"><text:span text:style-name="Source_20_Text">set -o errexit <text:s text:c="3"/># Used to exit upon error, avoiding cascading errors</text:span></text:p>
      <text:p text:style-name="Preformatted_20_Text"><text:span text:style-name="Source_20_Text">set -o pipefail <text:s text:c="2"/># Unveils hidden failures</text:span></text:p>
      <text:p text:style-name="P4"><text:span text:style-name="Source_20_Text">set -o nounset <text:s text:c="3"/># Exposes unset variables</text:span></text:p>
      <text:h text:style-name="Heading_20_3" text:outline-level="3"><text:bookmark text:name="glob-options"/>Glob options</text:h>
      <text:p text:style-name="Preformatted_20_Text"><text:span text:style-name="Source_20_Text">set -o nullglob <text:s text:c="3"/># Non-matching globs are removed <text:s/>('*.foo' =&gt; '')</text:span></text:p>
      <text:p text:style-name="Preformatted_20_Text"><text:span text:style-name="Source_20_Text">set -o failglob <text:s text:c="3"/># Non-matching globs throw errors</text:span></text:p>
      <text:p text:style-name="Preformatted_20_Text"><text:span text:style-name="Source_20_Text">set -o nocaseglob <text:s/># Case insensitive globs</text:span></text:p>
      <text:p text:style-name="Preformatted_20_Text"><text:span text:style-name="Source_20_Text">set -o globdots <text:s text:c="3"/># Wildcards match dotfiles ("*.sh" =&gt; ".foo.sh")</text:span></text:p>
      <text:p text:style-name="P4"><text:span text:style-name="Source_20_Text">set -o globstar <text:s text:c="3"/># Allow ** for recursive matches ('lib/**/*.rb' =&gt; 'lib/a/b/c.rb')</text:span></text:p>
      <text:p text:style-name="Text_20_body">Set <text:span text:style-name="Source_20_Text">GLOBIGNORE</text:span> as a colon-separated list of patterns to be removed from glob matches.</text:p>
      <text:h text:style-name="Heading_20_2" text:outline-level="2"><text:bookmark text:name="history"/><text:a xlink:type="simple" xlink:href="https://devhints.io/bash#history" text:style-name="Internet_20_link" text:visited-style-name="Visited_20_Internet_20_Link">#</text:a>History</text:h>
      <text:h text:style-name="Heading_20_3" text:outline-level="3"><text:bookmark text:name="commands"/>Command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Source_20_Text">history</text:span></text:p>
          </table:table-cell>
          <table:table-cell table:style-name="Table10.A1" office:value-type="string">
            <text:p text:style-name="Table_20_Contents">Show history</text:p>
          </table:table-cell>
        </table:table-row>
        <table:table-row>
          <table:table-cell table:style-name="Table10.A1" office:value-type="string">
            <text:p text:style-name="Table_20_Contents"><text:span text:style-name="Source_20_Text">shopt -s histverify</text:span></text:p>
          </table:table-cell>
          <table:table-cell table:style-name="Table10.A1" office:value-type="string">
            <text:p text:style-name="Table_20_Contents">Don’t execute expanded result immediately</text:p>
          </table:table-cell>
        </table:table-row>
      </table:table>
      <text:h text:style-name="Heading_20_3" text:outline-level="3"><text:bookmark text:name="expansions"/>Expansion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<text:span text:style-name="Source_20_Text">!$</text:span></text:p>
          </table:table-cell>
          <table:table-cell table:style-name="Table11.A1" office:value-type="string">
            <text:p text:style-name="Table_20_Contents">Expand last parameter of most recent command</text:p>
          </table:table-cell>
        </table:table-row>
        <table:table-row>
          <table:table-cell table:style-name="Table11.A1" office:value-type="string">
            <text:p text:style-name="Table_20_Contents"><text:span text:style-name="Source_20_Text">!*</text:span></text:p>
          </table:table-cell>
          <table:table-cell table:style-name="Table11.A1" office:value-type="string">
            <text:p text:style-name="Table_20_Contents">Expand all parameters of most recent command</text:p>
          </table:table-cell>
        </table:table-row>
        <table:table-row>
          <table:table-cell table:style-name="Table11.A1" office:value-type="string">
            <text:p text:style-name="Table_20_Contents"><text:span text:style-name="Source_20_Text">!-n</text:span></text:p>
          </table:table-cell>
          <table:table-cell table:style-name="Table11.A1" office:value-type="string">
            <text:p text:style-name="Table_20_Contents">Expand <text:span text:style-name="Source_20_Text">n</text:span>th most recent command</text:p>
          </table:table-cell>
        </table:table-row>
        <table:table-row>
          <table:table-cell table:style-name="Table11.A1" office:value-type="string">
            <text:p text:style-name="Table_20_Contents"><text:span text:style-name="Source_20_Text">!n</text:span></text:p>
          </table:table-cell>
          <table:table-cell table:style-name="Table11.A1" office:value-type="string">
            <text:p text:style-name="Table_20_Contents">Expand <text:span text:style-name="Source_20_Text">n</text:span>th command in history</text:p>
          </table:table-cell>
        </table:table-row>
        <table:table-row>
          <table:table-cell table:style-name="Table11.A1" office:value-type="string">
            <text:p text:style-name="Table_20_Contents"><text:span text:style-name="Source_20_Text">!&lt;command&gt;</text:span></text:p>
          </table:table-cell>
          <table:table-cell table:style-name="Table11.A1" office:value-type="string">
            <text:p text:style-name="Table_20_Contents">Expand most recent invocation of command <text:span text:style-name="Source_20_Text">&lt;command&gt;</text:span></text:p>
          </table:table-cell>
        </table:table-row>
      </table:table>
      <text:h text:style-name="Heading_20_3" text:outline-level="3"><text:bookmark text:name="operations-1"/>Operations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Source_20_Text">!!</text:span></text:p>
          </table:table-cell>
          <table:table-cell table:style-name="Table12.A1" office:value-type="string">
            <text:p text:style-name="Table_20_Contents">Execute last command again</text:p>
          </table:table-cell>
        </table:table-row>
        <table:table-row>
          <table:table-cell table:style-name="Table12.A1" office:value-type="string">
            <text:p text:style-name="Table_20_Contents"><text:span text:style-name="Source_20_Text">!!:s/&lt;FROM&gt;/&lt;TO&gt;/</text:span></text:p>
          </table:table-cell>
          <table:table-cell table:style-name="Table12.A1" office:value-type="string">
            <text:p text:style-name="Table_20_Contents">Replace first occurrence of <text:span text:style-name="Source_20_Text">&lt;FROM&gt;</text:span> to <text:span text:style-name="Source_20_Text">&lt;TO&gt;</text:span> in most recent command</text:p>
          </table:table-cell>
        </table:table-row>
        <table:table-row>
          <table:table-cell table:style-name="Table12.A1" office:value-type="string">
            <text:p text:style-name="Table_20_Contents"><text:span text:style-name="Source_20_Text">!!:gs/&lt;FROM&gt;/&lt;TO&gt;/</text:span></text:p>
          </table:table-cell>
          <table:table-cell table:style-name="Table12.A1" office:value-type="string">
            <text:p text:style-name="Table_20_Contents">Replace all occurrences of <text:span text:style-name="Source_20_Text">&lt;FROM&gt;</text:span> to <text:span text:style-name="Source_20_Text">&lt;TO&gt;</text:span> in most recent command</text:p>
          </table:table-cell>
        </table:table-row>
        <table:table-row>
          <table:table-cell table:style-name="Table12.A1" office:value-type="string">
            <text:p text:style-name="Table_20_Contents"><text:span text:style-name="Source_20_Text">!$:t</text:span></text:p>
          </table:table-cell>
          <table:table-cell table:style-name="Table12.A1" office:value-type="string">
            <text:p text:style-name="Table_20_Contents">Expand only basename from last parameter of most recent command</text:p>
          </table:table-cell>
        </table:table-row>
        <table:table-row>
          <table:table-cell table:style-name="Table12.A1" office:value-type="string">
            <text:p text:style-name="Table_20_Contents"><text:span text:style-name="Source_20_Text">!$:h</text:span></text:p>
          </table:table-cell>
          <table:table-cell table:style-name="Table12.A1" office:value-type="string">
            <text:p text:style-name="Table_20_Contents">Expand only directory from last parameter of most recent command</text:p>
          </table:table-cell>
        </table:table-row>
      </table:table>
      <text:p text:style-name="Text_20_body"><text:span text:style-name="Source_20_Text">!!</text:span> and <text:span text:style-name="Source_20_Text">!$</text:span> can be replaced with any valid expansion.</text:p>
      <text:h text:style-name="Heading_20_3" text:outline-level="3"><text:bookmark text:name="slices"/>Slices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text:span text:style-name="Source_20_Text">!!:n</text:span></text:p>
          </table:table-cell>
          <table:table-cell table:style-name="Table13.A1" office:value-type="string">
            <text:p text:style-name="Table_20_Contents">Expand only <text:span text:style-name="Source_20_Text">n</text:span>th token from most recent command (command is <text:span text:style-name="Source_20_Text">0</text:span>; first argument is <text:span text:style-name="Source_20_Text">1</text:span>)</text:p>
          </table:table-cell>
        </table:table-row>
        <table:table-row>
          <table:table-cell table:style-name="Table13.A1" office:value-type="string">
            <text:p text:style-name="Table_20_Contents"><text:span text:style-name="Source_20_Text">!^</text:span></text:p>
          </table:table-cell>
          <table:table-cell table:style-name="Table13.A1" office:value-type="string">
            <text:p text:style-name="Table_20_Contents">Expand first argument from most recent command</text:p>
          </table:table-cell>
        </table:table-row>
        <table:table-row>
          <table:table-cell table:style-name="Table13.A1" office:value-type="string">
            <text:p text:style-name="Table_20_Contents"><text:span text:style-name="Source_20_Text">!$</text:span></text:p>
          </table:table-cell>
          <table:table-cell table:style-name="Table13.A1" office:value-type="string">
            <text:p text:style-name="Table_20_Contents">Expand last token from most recent command</text:p>
          </table:table-cell>
        </table:table-row>
        <table:table-row>
          <table:table-cell table:style-name="Table13.A1" office:value-type="string">
            <text:p text:style-name="Table_20_Contents"><text:span text:style-name="Source_20_Text">!!:n-m</text:span></text:p>
          </table:table-cell>
          <table:table-cell table:style-name="Table13.A1" office:value-type="string">
            <text:p text:style-name="Table_20_Contents">Expand range of tokens from most recent command</text:p>
          </table:table-cell>
        </table:table-row>
        <table:table-row>
          <table:table-cell table:style-name="Table13.A1" office:value-type="string">
            <text:p text:style-name="Table_20_Contents"><text:span text:style-name="Source_20_Text">!!:n-$</text:span></text:p>
          </table:table-cell>
          <table:table-cell table:style-name="Table13.A1" office:value-type="string">
            <text:p text:style-name="Table_20_Contents">Expand <text:span text:style-name="Source_20_Text">n</text:span>th token to last from most recent command</text:p>
          </table:table-cell>
        </table:table-row>
      </table:table>
      <text:p text:style-name="Text_20_body"><text:soft-page-break/><text:span text:style-name="Source_20_Text">!!</text:span> can be replaced with any valid expansion i.e. <text:span text:style-name="Source_20_Text">!cat</text:span>, <text:span text:style-name="Source_20_Text">!-2</text:span>, <text:span text:style-name="Source_20_Text">!42</text:span>, etc.</text:p>
      <text:h text:style-name="Heading_20_2" text:outline-level="2"><text:bookmark text:name="miscellaneous"/><text:a xlink:type="simple" xlink:href="https://devhints.io/bash#miscellaneous" text:style-name="Internet_20_link" text:visited-style-name="Visited_20_Internet_20_Link">#</text:a>Miscellaneous</text:h>
      <text:h text:style-name="Heading_20_3" text:outline-level="3"><text:bookmark text:name="numeric-calculations"/>Numeric calculations</text:h>
      <text:p text:style-name="P4"><text:span text:style-name="Source_20_Text">$((a + 200)) <text:s text:c="5"/># Add 200 to $a</text:span></text:p>
      <text:p text:style-name="P4"><text:span text:style-name="Source_20_Text">$((RANDOM%=200)) <text:s/># Random number 0..200</text:span></text:p>
      <text:h text:style-name="Heading_20_3" text:outline-level="3"><text:bookmark text:name="subshells"/>Subshells</text:h>
      <text:p text:style-name="Preformatted_20_Text"><text:span text:style-name="Source_20_Text">(cd somedir; echo "I'm now in $PWD")</text:span></text:p>
      <text:p text:style-name="P4"><text:span text:style-name="Source_20_Text">pwd # still in first directory</text:span></text:p>
      <text:h text:style-name="Heading_20_3" text:outline-level="3"><text:bookmark text:name="redirection"/>Redirection</text:h>
      <text:p text:style-name="Preformatted_20_Text"><text:span text:style-name="Source_20_Text">python hello.py &gt; output.txt <text:s text:c="2"/># stdout to (file)</text:span></text:p>
      <text:p text:style-name="Preformatted_20_Text"><text:span text:style-name="Source_20_Text">python hello.py &gt;&gt; output.txt <text:s/># stdout to (file), append</text:span></text:p>
      <text:p text:style-name="Preformatted_20_Text"><text:span text:style-name="Source_20_Text">python hello.py 2&gt; error.log <text:s text:c="2"/># stderr to (file)</text:span></text:p>
      <text:p text:style-name="Preformatted_20_Text"><text:span text:style-name="Source_20_Text">python hello.py 2&gt;&amp;1 <text:s text:c="10"/># stderr to stdout</text:span></text:p>
      <text:p text:style-name="Preformatted_20_Text"><text:span text:style-name="Source_20_Text">python hello.py 2&gt;/dev/null <text:s text:c="3"/># stderr to (null)</text:span></text:p>
      <text:p text:style-name="P4"><text:span text:style-name="Source_20_Text">python hello.py &amp;&gt;/dev/null <text:s text:c="3"/># stdout and stderr to (null)</text:span></text:p>
      <text:p text:style-name="P4"><text:span text:style-name="Source_20_Text">python hello.py &lt; foo.txt <text:s text:c="5"/># feed foo.txt to stdin for python</text:span></text:p>
      <text:h text:style-name="Heading_20_3" text:outline-level="3"><text:bookmark text:name="inspecting-commands"/>Inspecting commands</text:h>
      <text:p text:style-name="Preformatted_20_Text"><text:span text:style-name="Source_20_Text">command -V cd</text:span></text:p>
      <text:p text:style-name="P4"><text:span text:style-name="Source_20_Text">#=&gt; "cd is a function/alias/whatever"</text:span></text:p>
      <text:h text:style-name="Heading_20_3" text:outline-level="3"><text:bookmark text:name="trap-errors"/>Trap errors</text:h>
      <text:p text:style-name="P4"><text:span text:style-name="Source_20_Text">trap 'echo Error at about $LINENO' ERR</text:span></text:p>
      <text:p text:style-name="Text_20_body">or</text:p>
      <text:p text:style-name="Preformatted_20_Text"><text:span text:style-name="Source_20_Text">traperr() {</text:span></text:p>
      <text:p text:style-name="Preformatted_20_Text"><text:span text:style-name="Source_20_Text"><text:s text:c="2"/>echo "ERROR: ${BASH_SOURCE[1]} at about ${BASH_LINENO[0]}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t -o errtrace</text:span></text:p>
      <text:p text:style-name="P4"><text:span text:style-name="Source_20_Text">trap traperr ERR</text:span></text:p>
      <text:h text:style-name="Heading_20_3" text:outline-level="3"><text:bookmark text:name="caseswitch"/>Case/switch</text:h>
      <text:p text:style-name="Preformatted_20_Text"><text:span text:style-name="Source_20_Text">case "$1" in</text:span></text:p>
      <text:p text:style-name="Preformatted_20_Text"><text:span text:style-name="Source_20_Text"><text:s text:c="2"/>start | up)</text:span></text:p>
      <text:p text:style-name="Preformatted_20_Text"><text:span text:style-name="Source_20_Text"><text:s text:c="4"/>vagrant up</text:span></text:p>
      <text:p text:style-name="Preformatted_20_Text"><text:span text:style-name="Source_20_Text"><text:s text:c="4"/>;;</text:span></text:p>
      <text:p text:style-name="Preformatted_20_Text"/>
      <text:p text:style-name="Preformatted_20_Text"><text:span text:style-name="Source_20_Text"><text:s text:c="2"/>*)</text:span></text:p>
      <text:p text:style-name="Preformatted_20_Text"><text:span text:style-name="Source_20_Text"><text:s text:c="4"/>echo "Usage: $0 {start|stop|ssh}"</text:span></text:p>
      <text:p text:style-name="Preformatted_20_Text"><text:span text:style-name="Source_20_Text"><text:s text:c="4"/>;;</text:span></text:p>
      <text:p text:style-name="P4"><text:span text:style-name="Source_20_Text">esac</text:span></text:p>
      <text:h text:style-name="Heading_20_3" text:outline-level="3"><text:bookmark text:name="source-relative"/><text:soft-page-break/>Source relative</text:h>
      <text:p text:style-name="P4"><text:span text:style-name="Source_20_Text">source "${0%/*}/../share/foo.sh"</text:span></text:p>
      <text:h text:style-name="Heading_20_3" text:outline-level="3"><text:bookmark text:name="printf"/>printf</text:h>
      <text:p text:style-name="Preformatted_20_Text"><text:span text:style-name="Source_20_Text">printf "Hello %s, I'm %s" Sven Olga</text:span></text:p>
      <text:p text:style-name="Preformatted_20_Text"><text:span text:style-name="Source_20_Text">#=&gt; "Hello Sven, I'm Olga</text:span></text:p>
      <text:p text:style-name="Preformatted_20_Text"/>
      <text:p text:style-name="Preformatted_20_Text"><text:span text:style-name="Source_20_Text">printf "1 + 1 = %d" 2</text:span></text:p>
      <text:p text:style-name="Preformatted_20_Text"><text:span text:style-name="Source_20_Text">#=&gt; "1 + 1 = 2"</text:span></text:p>
      <text:p text:style-name="Preformatted_20_Text"/>
      <text:p text:style-name="Preformatted_20_Text"><text:span text:style-name="Source_20_Text">printf "This is how you print a float: %f" 2</text:span></text:p>
      <text:p text:style-name="P4"><text:span text:style-name="Source_20_Text">#=&gt; "This is how you print a float: 2.000000"</text:span></text:p>
      <text:h text:style-name="Heading_20_3" text:outline-level="3"><text:bookmark text:name="directory-of-script"/>Directory of script</text:h>
      <text:p text:style-name="P4"><text:span text:style-name="Source_20_Text">DIR="${0%/*}"</text:span></text:p>
      <text:h text:style-name="Heading_20_3" text:outline-level="3"><text:bookmark text:name="getting-options"/>Getting options</text:h>
      <text:p text:style-name="Preformatted_20_Text"><text:span text:style-name="Source_20_Text">while [[ "$1" =~ ^- &amp;&amp; ! "$1" == "--" ]]; do case $1 in</text:span></text:p>
      <text:p text:style-name="Preformatted_20_Text"><text:span text:style-name="Source_20_Text"><text:s text:c="2"/>-V | --version )</text:span></text:p>
      <text:p text:style-name="Preformatted_20_Text"><text:span text:style-name="Source_20_Text"><text:s text:c="4"/>echo $version</text:span></text:p>
      <text:p text:style-name="Preformatted_20_Text"><text:span text:style-name="Source_20_Text"><text:s text:c="4"/>exit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-s | --string )</text:span></text:p>
      <text:p text:style-name="Preformatted_20_Text"><text:span text:style-name="Source_20_Text"><text:s text:c="4"/>shift; string=$1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-f | --flag )</text:span></text:p>
      <text:p text:style-name="Preformatted_20_Text"><text:span text:style-name="Source_20_Text"><text:s text:c="4"/>flag=1</text:span></text:p>
      <text:p text:style-name="Preformatted_20_Text"><text:span text:style-name="Source_20_Text"><text:s text:c="4"/>;;</text:span></text:p>
      <text:p text:style-name="Preformatted_20_Text"><text:span text:style-name="Source_20_Text">esac; shift; done</text:span></text:p>
      <text:p text:style-name="P4"><text:span text:style-name="Source_20_Text">if [[ "$1" == '--' ]]; then shift; fi</text:span></text:p>
      <text:h text:style-name="Heading_20_3" text:outline-level="3"><text:bookmark text:name="heredoc"/>Heredoc</text:h>
      <text:p text:style-name="Preformatted_20_Text"><text:span text:style-name="Source_20_Text">cat &lt;&lt;END</text:span></text:p>
      <text:p text:style-name="Preformatted_20_Text"><text:span text:style-name="Source_20_Text">hello world</text:span></text:p>
      <text:p text:style-name="P4"><text:span text:style-name="Source_20_Text">END</text:span></text:p>
      <text:h text:style-name="Heading_20_3" text:outline-level="3"><text:bookmark text:name="reading-input"/>Reading input</text:h>
      <text:p text:style-name="Preformatted_20_Text"><text:span text:style-name="Source_20_Text">echo -n "Proceed? [y/n]: "</text:span></text:p>
      <text:p text:style-name="Preformatted_20_Text"><text:span text:style-name="Source_20_Text">read ans</text:span></text:p>
      <text:p text:style-name="P4"><text:span text:style-name="Source_20_Text">echo $ans</text:span></text:p>
      <text:p text:style-name="P4"><text:span text:style-name="Source_20_Text">read -n 1 ans <text:s text:c="3"/># Just one character</text:span></text:p>
      <text:h text:style-name="Heading_20_3" text:outline-level="3"><text:bookmark text:name="special-variables"/>Special variables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<text:span text:style-name="Source_20_Text">$?</text:span></text:p>
          </table:table-cell>
          <table:table-cell table:style-name="Table14.A1" office:value-type="string">
            <text:p text:style-name="Table_20_Contents">Exit status of last task</text:p>
          </table:table-cell>
        </table:table-row>
        <table:table-row>
          <table:table-cell table:style-name="Table14.A1" office:value-type="string">
            <text:p text:style-name="Table_20_Contents"><text:span text:style-name="Source_20_Text">$!</text:span></text:p>
          </table:table-cell>
          <table:table-cell table:style-name="Table14.A1" office:value-type="string">
            <text:p text:style-name="Table_20_Contents">PID of last background task</text:p>
          </table:table-cell>
        </table:table-row>
        <table:table-row>
          <table:table-cell table:style-name="Table14.A1" office:value-type="string">
            <text:p text:style-name="Table_20_Contents"><text:span text:style-name="Source_20_Text">$$</text:span></text:p>
          </table:table-cell>
          <table:table-cell table:style-name="Table14.A1" office:value-type="string">
            <text:p text:style-name="Table_20_Contents">PID of shell</text:p>
          </table:table-cell>
        </table:table-row>
        <table:table-row>
          <table:table-cell table:style-name="Table14.A1" office:value-type="string">
            <text:p text:style-name="Table_20_Contents"><text:span text:style-name="Source_20_Text">$0</text:span></text:p>
          </table:table-cell>
          <table:table-cell table:style-name="Table14.A1" office:value-type="string">
            <text:p text:style-name="Table_20_Contents">Filename of the shell script</text:p>
          </table:table-cell>
        </table:table-row>
      </table:table>
      <text:p text:style-name="Text_20_body">See <text:a xlink:type="simple" xlink:href="http://wiki.bash-hackers.org/syntax/shellvars#special_parameters_and_shell_variables" text:style-name="Internet_20_link" text:visited-style-name="Visited_20_Internet_20_Link">Special parameters</text:a>.</text:p>
      <text:h text:style-name="Heading_20_3" text:outline-level="3"><text:bookmark text:name="go-to-previous-directory"/><text:soft-page-break/>Go to previous directory</text:h>
      <text:p text:style-name="Preformatted_20_Text"><text:span text:style-name="Source_20_Text">pwd # /home/user/foo</text:span></text:p>
      <text:p text:style-name="Preformatted_20_Text"><text:span text:style-name="Source_20_Text">cd bar/</text:span></text:p>
      <text:p text:style-name="Preformatted_20_Text"><text:span text:style-name="Source_20_Text">pwd # /home/user/foo/bar</text:span></text:p>
      <text:p text:style-name="Preformatted_20_Text"><text:span text:style-name="Source_20_Text">cd -</text:span></text:p>
      <text:p text:style-name="P4"><text:span text:style-name="Source_20_Text">pwd # /home/user/foo</text:span></text:p>
      <text:h text:style-name="Heading_20_3" text:outline-level="3"><text:bookmark text:name="check-for-commands-result"/>Check for command’s result</text:h>
      <text:p text:style-name="Preformatted_20_Text"><text:span text:style-name="Source_20_Text">if ping -c 1 google.com; then</text:span></text:p>
      <text:p text:style-name="Preformatted_20_Text"><text:span text:style-name="Source_20_Text"><text:s text:c="2"/>echo "It appears you have a working internet connection"</text:span></text:p>
      <text:p text:style-name="P4"><text:span text:style-name="Source_20_Text">fi</text:span></text:p>
      <text:h text:style-name="Heading_20_3" text:outline-level="3"><text:bookmark text:name="grep-check"/>Grep check</text:h>
      <text:p text:style-name="Preformatted_20_Text"><text:span text:style-name="Source_20_Text">if grep -q 'foo' ~/.bash_history; then</text:span></text:p>
      <text:p text:style-name="Preformatted_20_Text"><text:span text:style-name="Source_20_Text"><text:s text:c="2"/>echo "You appear to have typed 'foo' in the past"</text:span></text:p>
      <text:p text:style-name="P4"><text:span text:style-name="Source_20_Text">fi</text:span></text:p>
      <text:h text:style-name="Heading_20_2" text:outline-level="2"><text:bookmark text:name="also-see"/><text:a xlink:type="simple" xlink:href="https://devhints.io/bash#also-see" text:style-name="Internet_20_link" text:visited-style-name="Visited_20_Internet_20_Link">#</text:a>Also see</text:h>
      <text:list xml:id="list3399937633" text:style-name="L1">
        <text:list-item>
          <text:p text:style-name="P3"><text:a xlink:type="simple" xlink:href="http://wiki.bash-hackers.org/" text:style-name="Internet_20_link" text:visited-style-name="Visited_20_Internet_20_Link">Bash-hackers wiki</text:a> <text:span text:style-name="Emphasis">(bash-hackers.org)</text:span> </text:p>
        </text:list-item>
        <text:list-item>
          <text:p text:style-name="P3"><text:a xlink:type="simple" xlink:href="http://wiki.bash-hackers.org/syntax/shellvars" text:style-name="Internet_20_link" text:visited-style-name="Visited_20_Internet_20_Link">Shell vars</text:a> <text:span text:style-name="Emphasis">(bash-hackers.org)</text:span> </text:p>
        </text:list-item>
        <text:list-item>
          <text:p text:style-name="P3"><text:a xlink:type="simple" xlink:href="https://learnxinyminutes.com/docs/bash/" text:style-name="Internet_20_link" text:visited-style-name="Visited_20_Internet_20_Link">Learn bash in y minutes</text:a> <text:span text:style-name="Emphasis">(learnxinyminutes.com)</text:span> </text:p>
        </text:list-item>
        <text:list-item>
          <text:p text:style-name="P3"><text:a xlink:type="simple" xlink:href="http://mywiki.wooledge.org/BashGuide" text:style-name="Internet_20_link" text:visited-style-name="Visited_20_Internet_20_Link">Bash Guide</text:a> <text:span text:style-name="Emphasis">(mywiki.wooledge.org)</text:span> </text:p>
        </text:list-item>
        <text:list-item>
          <text:p text:style-name="P1"><text:a xlink:type="simple" xlink:href="https://www.shellcheck.net/" text:style-name="Internet_20_link" text:visited-style-name="Visited_20_Internet_20_Link">ShellCheck</text:a> <text:span text:style-name="Emphasis">(shellcheck.net)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7:02:24.059655034</meta:creation-date>
    <dc:date>2019-12-01T17:02:59.444923148</dc:date>
    <meta:editing-duration>PT36S</meta:editing-duration>
    <meta:editing-cycles>1</meta:editing-cycles>
    <meta:document-statistic meta:table-count="14" meta:image-count="1" meta:object-count="0" meta:page-count="11" meta:paragraph-count="467" meta:word-count="1672" meta:character-count="10035" meta:non-whitespace-character-count="8453"/>
    <meta:generator>LibreOffice/6.0.7.3$Linux_X86_64 LibreOffice_project/00m0$Build-3</meta:generator>
  </office:meta>
</office:document-meta>
</file>